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8" table:default-cell-style-name="Default"/>
        <table:table-row table:style-name="ro1" table:number-rows-repeated="4">
          <table:table-cell table:number-columns-repeated="8"/>
        </table:table-row>
        <table:table-row table:style-name="ro1">
          <table:table-cell/>
          <table:table-cell office:value-type="string" calcext:value-type="string">
            <text:p>PCC</text:p>
          </table:table-cell>
          <table:table-cell office:value-type="string" calcext:value-type="string">
            <text:p>OCC-Part</text:p>
          </table:table-cell>
          <table:table-cell office:value-type="string" calcext:value-type="string">
            <text:p>2PL-Part</text:p>
          </table:table-cell>
          <table:table-cell office:value-type="string" calcext:value-type="string">
            <text:p>OCC-Share</text:p>
          </table:table-cell>
          <table:table-cell office:value-type="string" calcext:value-type="string">
            <text:p>2PL-Share</text:p>
          </table:table-cell>
          <table:table-cell office:value-type="string" calcext:value-type="string">
            <text:p>ACC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975.0917" calcext:value-type="float">
            <text:p>55975.0917</text:p>
          </table:table-cell>
          <table:table-cell office:value-type="float" office:value="46336.3783" calcext:value-type="float">
            <text:p>46336.3783</text:p>
          </table:table-cell>
          <table:table-cell office:value-type="float" office:value="47947.3021" calcext:value-type="float">
            <text:p>47947.3021</text:p>
          </table:table-cell>
          <table:table-cell office:value-type="float" office:value="31131.0636" calcext:value-type="float">
            <text:p>31131.0636</text:p>
          </table:table-cell>
          <table:table-cell office:value-type="float" office:value="35653.1991" calcext:value-type="float">
            <text:p>35653.1991</text:p>
          </table:table-cell>
          <table:table-cell office:value-type="float" office:value="53864.4171" calcext:value-type="float">
            <text:p>53864.41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296.5657" calcext:value-type="float">
            <text:p>55296.5657</text:p>
          </table:table-cell>
          <table:table-cell office:value-type="float" office:value="46005.2755" calcext:value-type="float">
            <text:p>46005.2755</text:p>
          </table:table-cell>
          <table:table-cell office:value-type="float" office:value="47751.157" calcext:value-type="float">
            <text:p>47751.157</text:p>
          </table:table-cell>
          <table:table-cell office:value-type="float" office:value="30327.8523" calcext:value-type="float">
            <text:p>30327.8523</text:p>
          </table:table-cell>
          <table:table-cell office:value-type="float" office:value="35170.1965" calcext:value-type="float">
            <text:p>35170.1965</text:p>
          </table:table-cell>
          <table:table-cell office:value-type="float" office:value="52406.0989" calcext:value-type="float">
            <text:p>52406.09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412.868" calcext:value-type="float">
            <text:p>50412.868</text:p>
          </table:table-cell>
          <table:table-cell office:value-type="float" office:value="44295.3629" calcext:value-type="float">
            <text:p>44295.3629</text:p>
          </table:table-cell>
          <table:table-cell office:value-type="float" office:value="44581.3933" calcext:value-type="float">
            <text:p>44581.3933</text:p>
          </table:table-cell>
          <table:table-cell office:value-type="float" office:value="29672.7646" calcext:value-type="float">
            <text:p>29672.7646</text:p>
          </table:table-cell>
          <table:table-cell office:value-type="float" office:value="35037.08" calcext:value-type="float">
            <text:p>35037.08</text:p>
          </table:table-cell>
          <table:table-cell office:value-type="float" office:value="48892.5259" calcext:value-type="float">
            <text:p>48892.52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287.6411" calcext:value-type="float">
            <text:p>50287.6411</text:p>
          </table:table-cell>
          <table:table-cell office:value-type="float" office:value="43898.2247" calcext:value-type="float">
            <text:p>43898.2247</text:p>
          </table:table-cell>
          <table:table-cell office:value-type="float" office:value="45500.2825" calcext:value-type="float">
            <text:p>45500.2825</text:p>
          </table:table-cell>
          <table:table-cell office:value-type="float" office:value="29793.5582" calcext:value-type="float">
            <text:p>29793.5582</text:p>
          </table:table-cell>
          <table:table-cell office:value-type="float" office:value="34627.6325" calcext:value-type="float">
            <text:p>34627.6325</text:p>
          </table:table-cell>
          <table:table-cell office:value-type="float" office:value="47700.2329" calcext:value-type="float">
            <text:p>47700.23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9735.4329" calcext:value-type="float">
            <text:p>49735.4329</text:p>
          </table:table-cell>
          <table:table-cell office:value-type="float" office:value="43036.6205" calcext:value-type="float">
            <text:p>43036.6205</text:p>
          </table:table-cell>
          <table:table-cell office:value-type="float" office:value="44987.0657" calcext:value-type="float">
            <text:p>44987.0657</text:p>
          </table:table-cell>
          <table:table-cell office:value-type="float" office:value="29765.314" calcext:value-type="float">
            <text:p>29765.314</text:p>
          </table:table-cell>
          <table:table-cell office:value-type="float" office:value="33975.7016" calcext:value-type="float">
            <text:p>33975.7016</text:p>
          </table:table-cell>
          <table:table-cell office:value-type="float" office:value="46938.4329" calcext:value-type="float">
            <text:p>46938.43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094.5817" calcext:value-type="float">
            <text:p>50094.5817</text:p>
          </table:table-cell>
          <table:table-cell office:value-type="float" office:value="44406.0655" calcext:value-type="float">
            <text:p>44406.0655</text:p>
          </table:table-cell>
          <table:table-cell office:value-type="float" office:value="46955.3562" calcext:value-type="float">
            <text:p>46955.3562</text:p>
          </table:table-cell>
          <table:table-cell office:value-type="float" office:value="28952.2631" calcext:value-type="float">
            <text:p>28952.2631</text:p>
          </table:table-cell>
          <table:table-cell office:value-type="float" office:value="34241.5994" calcext:value-type="float">
            <text:p>34241.5994</text:p>
          </table:table-cell>
          <table:table-cell office:value-type="float" office:value="46364.3873" calcext:value-type="float">
            <text:p>46364.38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6334.9156" calcext:value-type="float">
            <text:p>46334.9156</text:p>
          </table:table-cell>
          <table:table-cell office:value-type="float" office:value="42697.8526" calcext:value-type="float">
            <text:p>42697.8526</text:p>
          </table:table-cell>
          <table:table-cell office:value-type="float" office:value="46266.9863" calcext:value-type="float">
            <text:p>46266.9863</text:p>
          </table:table-cell>
          <table:table-cell office:value-type="float" office:value="28870.6678" calcext:value-type="float">
            <text:p>28870.6678</text:p>
          </table:table-cell>
          <table:table-cell office:value-type="float" office:value="34488.8699" calcext:value-type="float">
            <text:p>34488.8699</text:p>
          </table:table-cell>
          <table:table-cell office:value-type="float" office:value="44488.2082" calcext:value-type="float">
            <text:p>44488.20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5644.016" calcext:value-type="float">
            <text:p>45644.016</text:p>
          </table:table-cell>
          <table:table-cell office:value-type="float" office:value="43783.6694" calcext:value-type="float">
            <text:p>43783.6694</text:p>
          </table:table-cell>
          <table:table-cell office:value-type="float" office:value="44257.414" calcext:value-type="float">
            <text:p>44257.414</text:p>
          </table:table-cell>
          <table:table-cell office:value-type="float" office:value="29307.3687" calcext:value-type="float">
            <text:p>29307.3687</text:p>
          </table:table-cell>
          <table:table-cell office:value-type="float" office:value="35299.3198" calcext:value-type="float">
            <text:p>35299.3198</text:p>
          </table:table-cell>
          <table:table-cell office:value-type="float" office:value="44736.7696" calcext:value-type="float">
            <text:p>44736.769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049.9977" calcext:value-type="float">
            <text:p>44049.9977</text:p>
          </table:table-cell>
          <table:table-cell office:value-type="float" office:value="41311.8774" calcext:value-type="float">
            <text:p>41311.8774</text:p>
          </table:table-cell>
          <table:table-cell office:value-type="float" office:value="43987.8681" calcext:value-type="float">
            <text:p>43987.8681</text:p>
          </table:table-cell>
          <table:table-cell office:value-type="float" office:value="29349.702" calcext:value-type="float">
            <text:p>29349.702</text:p>
          </table:table-cell>
          <table:table-cell office:value-type="float" office:value="34470.6599" calcext:value-type="float">
            <text:p>34470.6599</text:p>
          </table:table-cell>
          <table:table-cell office:value-type="float" office:value="43299.9191" calcext:value-type="float">
            <text:p>43299.919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778.5688" calcext:value-type="float">
            <text:p>44778.5688</text:p>
          </table:table-cell>
          <table:table-cell office:value-type="float" office:value="41396.4505" calcext:value-type="float">
            <text:p>41396.4505</text:p>
          </table:table-cell>
          <table:table-cell office:value-type="float" office:value="45162.0913" calcext:value-type="float">
            <text:p>45162.0913</text:p>
          </table:table-cell>
          <table:table-cell office:value-type="float" office:value="29106.1719" calcext:value-type="float">
            <text:p>29106.1719</text:p>
          </table:table-cell>
          <table:table-cell office:value-type="float" office:value="34219.9538" calcext:value-type="float">
            <text:p>34219.9538</text:p>
          </table:table-cell>
          <table:table-cell office:value-type="float" office:value="44757.8007" calcext:value-type="float">
            <text:p>44757.80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539.1129" calcext:value-type="float">
            <text:p>41539.1129</text:p>
          </table:table-cell>
          <table:table-cell office:value-type="float" office:value="42138.8119" calcext:value-type="float">
            <text:p>42138.8119</text:p>
          </table:table-cell>
          <table:table-cell office:value-type="float" office:value="45274.2827" calcext:value-type="float">
            <text:p>45274.2827</text:p>
          </table:table-cell>
          <table:table-cell office:value-type="float" office:value="30038.6452" calcext:value-type="float">
            <text:p>30038.6452</text:p>
          </table:table-cell>
          <table:table-cell office:value-type="float" office:value="33452.5888" calcext:value-type="float">
            <text:p>33452.5888</text:p>
          </table:table-cell>
          <table:table-cell office:value-type="float" office:value="44337.7022" calcext:value-type="float">
            <text:p>44337.70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013.4831" calcext:value-type="float">
            <text:p>42013.4831</text:p>
          </table:table-cell>
          <table:table-cell office:value-type="float" office:value="41496.0299" calcext:value-type="float">
            <text:p>41496.0299</text:p>
          </table:table-cell>
          <table:table-cell office:value-type="float" office:value="44718.599" calcext:value-type="float">
            <text:p>44718.599</text:p>
          </table:table-cell>
          <table:table-cell office:value-type="float" office:value="28691.2357" calcext:value-type="float">
            <text:p>28691.2357</text:p>
          </table:table-cell>
          <table:table-cell office:value-type="float" office:value="34231.3479" calcext:value-type="float">
            <text:p>34231.3479</text:p>
          </table:table-cell>
          <table:table-cell office:value-type="float" office:value="45586.3733" calcext:value-type="float">
            <text:p>45586.373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152.7391" calcext:value-type="float">
            <text:p>40152.7391</text:p>
          </table:table-cell>
          <table:table-cell office:value-type="float" office:value="41004.973" calcext:value-type="float">
            <text:p>41004.973</text:p>
          </table:table-cell>
          <table:table-cell office:value-type="float" office:value="44071.6014" calcext:value-type="float">
            <text:p>44071.6014</text:p>
          </table:table-cell>
          <table:table-cell office:value-type="float" office:value="28803.3633" calcext:value-type="float">
            <text:p>28803.3633</text:p>
          </table:table-cell>
          <table:table-cell office:value-type="float" office:value="34325.8612" calcext:value-type="float">
            <text:p>34325.8612</text:p>
          </table:table-cell>
          <table:table-cell office:value-type="float" office:value="43374.7657" calcext:value-type="float">
            <text:p>43374.765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208.474" calcext:value-type="float">
            <text:p>40208.474</text:p>
          </table:table-cell>
          <table:table-cell office:value-type="float" office:value="40647.1849" calcext:value-type="float">
            <text:p>40647.1849</text:p>
          </table:table-cell>
          <table:table-cell office:value-type="float" office:value="43947.6578" calcext:value-type="float">
            <text:p>43947.6578</text:p>
          </table:table-cell>
          <table:table-cell office:value-type="float" office:value="28583.8072" calcext:value-type="float">
            <text:p>28583.8072</text:p>
          </table:table-cell>
          <table:table-cell office:value-type="float" office:value="34462.6115" calcext:value-type="float">
            <text:p>34462.6115</text:p>
          </table:table-cell>
          <table:table-cell office:value-type="float" office:value="42761.8782" calcext:value-type="float">
            <text:p>42761.878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065.6921" calcext:value-type="float">
            <text:p>39065.6921</text:p>
          </table:table-cell>
          <table:table-cell office:value-type="float" office:value="39866.6715" calcext:value-type="float">
            <text:p>39866.6715</text:p>
          </table:table-cell>
          <table:table-cell office:value-type="float" office:value="43614.8156" calcext:value-type="float">
            <text:p>43614.8156</text:p>
          </table:table-cell>
          <table:table-cell office:value-type="float" office:value="28644.5714" calcext:value-type="float">
            <text:p>28644.5714</text:p>
          </table:table-cell>
          <table:table-cell office:value-type="float" office:value="34757.7497" calcext:value-type="float">
            <text:p>34757.7497</text:p>
          </table:table-cell>
          <table:table-cell office:value-type="float" office:value="43420.315" calcext:value-type="float">
            <text:p>43420.3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806.1203" calcext:value-type="float">
            <text:p>37806.1203</text:p>
          </table:table-cell>
          <table:table-cell office:value-type="float" office:value="39880.3558" calcext:value-type="float">
            <text:p>39880.3558</text:p>
          </table:table-cell>
          <table:table-cell office:value-type="float" office:value="45309.7849" calcext:value-type="float">
            <text:p>45309.7849</text:p>
          </table:table-cell>
          <table:table-cell office:value-type="float" office:value="28537.5991" calcext:value-type="float">
            <text:p>28537.5991</text:p>
          </table:table-cell>
          <table:table-cell office:value-type="float" office:value="33726.7115" calcext:value-type="float">
            <text:p>33726.7115</text:p>
          </table:table-cell>
          <table:table-cell office:value-type="float" office:value="44733.4152" calcext:value-type="float">
            <text:p>44733.41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013.4258" calcext:value-type="float">
            <text:p>37013.4258</text:p>
          </table:table-cell>
          <table:table-cell office:value-type="float" office:value="39695.8869" calcext:value-type="float">
            <text:p>39695.8869</text:p>
          </table:table-cell>
          <table:table-cell office:value-type="float" office:value="42858.6559" calcext:value-type="float">
            <text:p>42858.6559</text:p>
          </table:table-cell>
          <table:table-cell office:value-type="float" office:value="27809.437" calcext:value-type="float">
            <text:p>27809.437</text:p>
          </table:table-cell>
          <table:table-cell office:value-type="float" office:value="33525.5047" calcext:value-type="float">
            <text:p>33525.5047</text:p>
          </table:table-cell>
          <table:table-cell office:value-type="float" office:value="43407.1424" calcext:value-type="float">
            <text:p>43407.14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819.4632" calcext:value-type="float">
            <text:p>36819.4632</text:p>
          </table:table-cell>
          <table:table-cell office:value-type="float" office:value="39619.4757" calcext:value-type="float">
            <text:p>39619.4757</text:p>
          </table:table-cell>
          <table:table-cell office:value-type="float" office:value="43780.4287" calcext:value-type="float">
            <text:p>43780.4287</text:p>
          </table:table-cell>
          <table:table-cell office:value-type="float" office:value="28791.1393" calcext:value-type="float">
            <text:p>28791.1393</text:p>
          </table:table-cell>
          <table:table-cell office:value-type="float" office:value="33631.8356" calcext:value-type="float">
            <text:p>33631.8356</text:p>
          </table:table-cell>
          <table:table-cell office:value-type="float" office:value="43042.8136" calcext:value-type="float">
            <text:p>43042.813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774.5444" calcext:value-type="float">
            <text:p>33774.5444</text:p>
          </table:table-cell>
          <table:table-cell office:value-type="float" office:value="39167.6223" calcext:value-type="float">
            <text:p>39167.6223</text:p>
          </table:table-cell>
          <table:table-cell office:value-type="float" office:value="42857.7777" calcext:value-type="float">
            <text:p>42857.7777</text:p>
          </table:table-cell>
          <table:table-cell office:value-type="float" office:value="27801.2797" calcext:value-type="float">
            <text:p>27801.2797</text:p>
          </table:table-cell>
          <table:table-cell office:value-type="float" office:value="33990.0217" calcext:value-type="float">
            <text:p>33990.0217</text:p>
          </table:table-cell>
          <table:table-cell office:value-type="float" office:value="42356.3392" calcext:value-type="float">
            <text:p>42356.339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011.9637" calcext:value-type="float">
            <text:p>34011.9637</text:p>
          </table:table-cell>
          <table:table-cell office:value-type="float" office:value="37996.2538" calcext:value-type="float">
            <text:p>37996.2538</text:p>
          </table:table-cell>
          <table:table-cell office:value-type="float" office:value="43342.9568" calcext:value-type="float">
            <text:p>43342.9568</text:p>
          </table:table-cell>
          <table:table-cell office:value-type="float" office:value="28369.6037" calcext:value-type="float">
            <text:p>28369.6037</text:p>
          </table:table-cell>
          <table:table-cell office:value-type="float" office:value="33495.7597" calcext:value-type="float">
            <text:p>33495.7597</text:p>
          </table:table-cell>
          <table:table-cell office:value-type="float" office:value="43252.2194" calcext:value-type="float">
            <text:p>43252.219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430.392" calcext:value-type="float">
            <text:p>32430.392</text:p>
          </table:table-cell>
          <table:table-cell office:value-type="float" office:value="38736.4853" calcext:value-type="float">
            <text:p>38736.4853</text:p>
          </table:table-cell>
          <table:table-cell office:value-type="float" office:value="43280.7146" calcext:value-type="float">
            <text:p>43280.7146</text:p>
          </table:table-cell>
          <table:table-cell office:value-type="float" office:value="27922.9228" calcext:value-type="float">
            <text:p>27922.9228</text:p>
          </table:table-cell>
          <table:table-cell office:value-type="float" office:value="34670.1647" calcext:value-type="float">
            <text:p>34670.1647</text:p>
          </table:table-cell>
          <table:table-cell office:value-type="float" office:value="42932.1914" calcext:value-type="float">
            <text:p>42932.19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218.6424" calcext:value-type="float">
            <text:p>31218.6424</text:p>
          </table:table-cell>
          <table:table-cell office:value-type="float" office:value="37738.0263" calcext:value-type="float">
            <text:p>37738.0263</text:p>
          </table:table-cell>
          <table:table-cell office:value-type="float" office:value="42514.3933" calcext:value-type="float">
            <text:p>42514.3933</text:p>
          </table:table-cell>
          <table:table-cell office:value-type="float" office:value="28350.1352" calcext:value-type="float">
            <text:p>28350.1352</text:p>
          </table:table-cell>
          <table:table-cell office:value-type="float" office:value="33390.2463" calcext:value-type="float">
            <text:p>33390.2463</text:p>
          </table:table-cell>
          <table:table-cell office:value-type="float" office:value="43047.993" calcext:value-type="float">
            <text:p>43047.993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9T08:06:41.718095381</meta:creation-date>
    <dc:date>2016-06-19T09:14:32.091247707</dc:date>
    <meta:editing-duration>PT7M29S</meta:editing-duration>
    <meta:editing-cycles>1</meta:editing-cycles>
    <meta:document-statistic meta:table-count="1" meta:cell-count="182" meta:object-count="0"/>
    <meta:generator>LibreOffice/4.2.8.2$Linux_X86_64 LibreOffice_project/420m0$Build-2</meta:generator>
  </office:meta>
</office:document-meta>
</file>